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0811in"/>
    </style:style>
    <style:style style:name="ro4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539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>
            <text:p>lon</text:p>
          </table:table-cell>
          <table:table-cell office:value-type="string">
            <text:p>lat</text:p>
          </table:table-cell>
          <table:table-cell office:value-type="string">
            <text:p>merc y</text:p>
          </table:table-cell>
          <table:table-cell table:style-name="ce2" office:value-type="string">
            <text:p>merc x</text:p>
          </table:table-cell>
          <table:table-cell office:value-type="string">
            <text:p>width</text:p>
          </table:table-cell>
          <table:table-cell office:value-type="string">
            <text:p>map merc width</text:p>
          </table:table-cell>
          <table:table-cell office:value-type="string">
            <text:p>merc per pixels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y2lat</text:p>
          </table:table-cell>
          <table:table-cell table:formula="of:=[.E2]/[.G2]*360" office:value-type="float" office:value="-140.9765625">
            <text:p>-140.9765625</text:p>
          </table:table-cell>
          <table:table-cell table:style-name="ce2" table:formula="of:=180/PI() * (2 * ATAN(EXP([.D2]/20037508.34*180*PI()/180)) - PI()/2)" office:value-type="float" office:value="60.8449105736492">
            <text:p>60.8449105736</text:p>
          </table:table-cell>
          <table:table-cell table:formula="of:=[.G2]/2-[.I2]*[.H2]" office:value-type="float" office:value="8590298.98560547">
            <text:p>8590298.98560547</text:p>
          </table:table-cell>
          <table:table-cell table:style-name="ce2" table:formula="of:=[.J2]*[.H2]-[.G2]/2" office:value-type="float" office:value="-15693439.1491016">
            <text:p>-15693439.1491016</text:p>
          </table:table-cell>
          <table:table-cell table:formula="of:=POWER(2;[.C6])" office:value-type="float" office:value="8">
            <text:p>8</text:p>
          </table:table-cell>
          <table:table-cell table:formula="of:=20037508.34*2" office:value-type="float" office:value="40075016.68">
            <text:p>40075016.68</text:p>
          </table:table-cell>
          <table:table-cell table:formula="of:=[.G2]/[.F2]/256" office:value-type="float" office:value="19567.8792382813">
            <text:p>19567.8792382813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222">
            <text:p>222</text:p>
          </table:table-cell>
        </table:table-row>
        <table:table-row table:style-name="ro2">
          <table:table-cell/>
          <table:table-cell office:value-type="string">
            <text:p>lon</text:p>
          </table:table-cell>
          <table:table-cell office:value-type="string">
            <text:p>lat</text:p>
          </table:table-cell>
          <table:table-cell table:style-name="ce2" office:value-type="string">
            <text:p>merc y</text:p>
          </table:table-cell>
          <table:table-cell table:style-name="ce2" office:value-type="string">
            <text:p>merc x</text:p>
          </table:table-cell>
          <table:table-cell office:value-type="string">
            <text:p>width</text:p>
          </table:table-cell>
          <table:table-cell office:value-type="string">
            <text:p>map merc width</text:p>
          </table:table-cell>
          <table:table-cell office:value-type="string">
            <text:p>merc per pixels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lat2y</text:p>
          </table:table-cell>
          <table:table-cell table:style-name="ce1" office:value-type="float" office:value="-90">
            <text:p>-90</text:p>
          </table:table-cell>
          <table:table-cell table:style-name="ce1" office:value-type="float" office:value="-80">
            <text:p>-80</text:p>
          </table:table-cell>
          <table:table-cell table:style-name="ce2" table:formula="of:=180/PI()*LN(TAN((90+[.C4])*PI()/360)) * 20037508.34 / 180" office:value-type="float" office:value="-15538711.0941462">
            <text:p>-15538711.0941462</text:p>
          </table:table-cell>
          <table:table-cell table:style-name="ce2" table:formula="of:=([.B4]+180)/360*[.G4]" office:value-type="float" office:value="10018754.17">
            <text:p>10018754.17</text:p>
          </table:table-cell>
          <table:table-cell table:formula="of:=POWER(2;[.C6])" office:value-type="float" office:value="8">
            <text:p>8</text:p>
          </table:table-cell>
          <table:table-cell table:formula="of:=20037508.34*2" office:value-type="float" office:value="40075016.68">
            <text:p>40075016.68</text:p>
          </table:table-cell>
          <table:table-cell table:formula="of:=[.G4]/[.F4]/256" office:value-type="float" office:value="19567.8792382813">
            <text:p>19567.8792382813</text:p>
          </table:table-cell>
          <table:table-cell table:formula="of:=128-[.D4]/[.H4]" office:value-type="float" office:value="922.092752971786">
            <text:p>922.0927529718</text:p>
          </table:table-cell>
          <table:table-cell table:formula="of:=([.F4]*256*[.E4]/[.G4])" office:value-type="float" office:value="512">
            <text:p>512</text:p>
          </table:table-cell>
        </table:table-row>
        <table:table-row table:style-name="ro5">
          <table:table-cell table:number-columns-repeated="3"/>
          <table:table-cell table:style-name="ce2" office:value-type="string">
            <text:p>Math.log(Math.tan((90 + a_lat) * Math.PI / 360)) / (Math.PI / 180)</text:p>
          </table:table-cell>
          <table:table-cell table:style-name="ce2"/>
          <table:table-cell table:number-columns-repeated="5"/>
        </table:table-row>
        <table:table-row table:style-name="ro4">
          <table:table-cell office:value-type="string">
            <text:p>zoomLevel</text:p>
          </table:table-cell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4">
          <table:table-cell table:number-columns-repeated="3"/>
          <table:table-cell table:formula="of:=PI()" office:value-type="float" office:value="3.14159265358979">
            <text:p>3.1415926536</text:p>
          </table:table-cell>
          <table:table-cell table:number-columns-repeated="6"/>
        </table:table-row>
        <table:table-row table:style-name="ro4">
          <table:table-cell table:number-columns-repeated="3"/>
          <table:table-cell table:formula="of:=TAN((90+[.C4])*PI()/360)" office:value-type="float" office:value="0.087488663525924">
            <text:p>0.0874886635</text:p>
          </table:table-cell>
          <table:table-cell table:number-columns-repeated="6"/>
        </table:table-row>
        <table:table-row table:style-name="ro4" table:number-rows-repeated="2">
          <table:table-cell table:number-columns-repeated="10"/>
        </table:table-row>
        <table:table-row table:style-name="ro4">
          <table:table-cell table:number-columns-repeated="6"/>
          <table:table-cell office:value-type="string">
            <text:p>180/PI()*LN(TAN((90+C4)*PI()/360)) * 20037508.34 / 180</text:p>
          </table:table-cell>
          <table:table-cell table:number-columns-repeated="3"/>
        </table:table-row>
        <table:table-row table:style-name="ro4">
          <table:table-cell table:number-columns-repeated="10"/>
        </table:table-row>
        <table:table-row table:style-name="ro4">
          <table:table-cell table:number-columns-repeated="3"/>
          <table:table-cell table:formula="of:=TAN(PI()/180*120)" office:value-type="float" office:value="-1.73205080756888">
            <text:p>-1.7320508076</text:p>
          </table:table-cell>
          <table:table-cell table:number-columns-repeated="6"/>
        </table:table-row>
        <table:table-row table:style-name="ro4">
          <table:table-cell table:number-columns-repeated="5"/>
          <table:table-cell table:formula="of:=TAN(PI()/2-0.0001)" office:value-type="float" office:value="9999.99996666164">
            <text:p>9999.9999666617</text:p>
          </table:table-cell>
          <table:table-cell table:number-columns-repeated="4"/>
        </table:table-row>
        <table:table-row table:style-name="ro4" table:number-rows-repeated="3">
          <table:table-cell table:number-columns-repeated="10"/>
        </table:table-row>
        <table:table-row table:style-name="ro4">
          <table:table-cell table:number-columns-repeated="3"/>
          <table:table-cell table:formula="of:=20037508.34 / 180" office:value-type="float" office:value="111319.490777778">
            <text:p>111319.490777778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19:5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Engler</meta:initial-creator>
    <meta:creation-date>2012-05-12T14:33:35</meta:creation-date>
    <dc:date>2012-05-28T19:53:11</dc:date>
    <dc:creator>Tim Engler</dc:creator>
    <meta:editing-duration>P3DT21H22M13S</meta:editing-duration>
    <meta:editing-cycles>3</meta:editing-cycles>
    <meta:generator>OpenOffice.org/3.3$Unix OpenOffice.org_project/330m20$Build-9567</meta:generator>
    <meta:document-statistic meta:table-count="3" meta:cell-count="47" meta:object-count="0"/>
  </office:meta>
</office:document-meta>
</file>